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Product of parallelepiped in </math:mtext>
          <math:msup>
            <math:mo math:stretchy="false">ℝ</math:mo>
            <math:mn>3</math:mn>
          </math:msup>
        </math:mrow>
      </math:mtr>
      <math:mtr/>
      <math:mtr/>
      <math:mtr>
        <math:mrow>
          <math:mstyle math:fontweight="bold">
            <math:mrow>
              <math:mtext>Definition: </math:mtext>
            </math:mrow>
          </math:mstyle>
          <math:mtext>if </math:mtext>
          <math:mrow>
            <math:mi>u</math:mi>
            <math:mo math:stretchy="false">=</math:mo>
            <math:mrow>
              <math:mo math:stretchy="false">(</math:mo>
              <math:mrow>
                <math:msub>
                  <math:mi>u</math:mi>
                  <math:mn>1</math:mn>
                </math:msub>
                <math:mtext>,</math:mtext>
                <math:msub>
                  <math:mi>u</math:mi>
                  <math:mn>2</math:mn>
                </math:msub>
                <math:mtext>,</math:mtext>
                <math:msub>
                  <math:mi>u</math:mi>
                  <math:mn>3</math:mn>
                </math:msub>
              </math:mrow>
              <math:mo math:stretchy="false">)</math:mo>
            </math:mrow>
          </math:mrow>
          <math:mtext>, </math:mtext>
          <math:mrow>
            <math:mi>v</math:mi>
            <math:mo math:stretchy="false">=</math:mo>
            <math:mrow>
              <math:mo math:stretchy="false">(</math:mo>
              <math:mrow>
                <math:msub>
                  <math:mi>v</math:mi>
                  <math:mn>1</math:mn>
                </math:msub>
                <math:mtext>,</math:mtext>
                <math:msub>
                  <math:mi>v</math:mi>
                  <math:mn>2</math:mn>
                </math:msub>
                <math:mtext>,</math:mtext>
                <math:msub>
                  <math:mi>v</math:mi>
                  <math:mn>3</math:mn>
                </math:msub>
              </math:mrow>
              <math:mo math:stretchy="false">)</math:mo>
            </math:mrow>
          </math:mrow>
          <math:mtext>, </math:mtext>
          <math:mrow>
            <math:mi>w</math:mi>
            <math:mo math:stretchy="false">=</math:mo>
            <math:mrow>
              <math:mo math:stretchy="false">(</math:mo>
              <math:mrow>
                <math:msub>
                  <math:mi>w</math:mi>
                  <math:mn>1</math:mn>
                </math:msub>
                <math:mtext>,</math:mtext>
                <math:msub>
                  <math:mi>w</math:mi>
                  <math:mn>2</math:mn>
                </math:msub>
                <math:mtext>,</math:mtext>
                <math:msub>
                  <math:mi>w</math:mi>
                  <math:mn>3</math:mn>
                </math:msub>
              </math:mrow>
              <math:mo math:stretchy="false">)</math:mo>
            </math:mrow>
          </math:mrow>
          <math:mtext> are vectors of </math:mtext>
          <math:msup>
            <math:mo math:stretchy="false">ℝ</math:mo>
            <math:mn>3</math:mn>
          </math:msup>
          <math:mtext>.</math:mtext>
        </math:mrow>
      </math:mtr>
      <math:mtr>
        <math:mrow>
          <math:mtext>Then the </math:mtext>
          <math:mstyle math:fontstyle="italic">
            <math:mrow>
              <math:mtext>parallelepiped product </math:mtext>
            </math:mrow>
          </math:mstyle>
          <math:mrow>
            <math:mo math:stretchy="false">〈</math:mo>
            <math:mrow>
              <math:mi>u</math:mi>
              <math:mtext>, </math:mtext>
              <math:mrow>
                <math:mi>v</math:mi>
                <math:mo math:stretchy="false">×</math:mo>
                <math:mi>w</math:mi>
              </math:mrow>
            </math:mrow>
            <math:mo math:stretchy="false">〉</math:mo>
          </math:mrow>
          <math:mtext> is defined by</math:mtext>
        </math:mrow>
      </math:mtr>
      <math:mtr/>
      <math:mtr>
        <math:mrow>
          <math:mrow>
            <math:mo math:stretchy="false">〈</math:mo>
            <math:mrow>
              <math:mi>u</math:mi>
              <math:mtext>, </math:mtext>
              <math:mrow>
                <math:mi>v</math:mi>
                <math:mo math:stretchy="false">×</math:mo>
                <math:mi>w</math:mi>
              </math:mrow>
            </math:mrow>
            <math:mo math:stretchy="false">〉</math:mo>
          </math:mrow>
          <math:mrow>
            <math:mi/>
            <math:mo math:stretchy="false">=</math:mo>
            <math:mfenced math:open="∣" math:close="∣">
              <math:mtable>
                <math:mtr>
                  <math:mtd>
                    <math:msub>
                      <math:mi>u</math:mi>
                      <math:mn>1</math:mn>
                    </math:msub>
                  </math:mtd>
                  <math:mtd>
                    <math:msub>
                      <math:mi>v</math:mi>
                      <math:mn>1</math:mn>
                    </math:msub>
                  </math:mtd>
                  <math:mtd>
                    <math:msub>
                      <math:mi>w</math:mi>
                      <math:mn>1</math:mn>
                    </math:msub>
                  </math:mtd>
                </math:mtr>
                <math:mtr>
                  <math:mtd>
                    <math:msub>
                      <math:mi>u</math:mi>
                      <math:mn>2</math:mn>
                    </math:msub>
                  </math:mtd>
                  <math:mtd>
                    <math:msub>
                      <math:mi>v</math:mi>
                      <math:mn>2</math:mn>
                    </math:msub>
                  </math:mtd>
                  <math:mtd>
                    <math:msub>
                      <math:mi>w</math:mi>
                      <math:mn>2</math:mn>
                    </math:msub>
                  </math:mtd>
                </math:mtr>
                <math:mtr>
                  <math:mtd>
                    <math:msub>
                      <math:mi>u</math:mi>
                      <math:mn>3</math:mn>
                    </math:msub>
                  </math:mtd>
                  <math:mtd>
                    <math:msub>
                      <math:mi>v</math:mi>
                      <math:mn>3</math:mn>
                    </math:msub>
                  </math:mtd>
                  <math:mtd>
                    <math:msub>
                      <math:mi>w</math:mi>
                      <math:mn>3</math:mn>
                    </math:msub>
                  </math:mtd>
                </math:mtr>
              </math:mtable>
            </math:mfenced>
          </math:mrow>
        </math:mrow>
      </math:mtr>
    </math:mtable>
    <math:annotation math:encoding="StarMath 5.0">{}"Product of parallelepiped in " setR^3 newline newline newline
bold "Definition: " "if " u = (u_1","u_2 "," u_3 )", "  v = (v_1"," v_2"," v_3) ", " w = (w_1"," w_2"," w_3) " are vectors of " setR^3"." newline
"Then the " ital "parallelepiped product " langle u", " v times w rangle " is defined by" newline newline
langle u", " v times w rangle ~ = left lline matrix{u_1#v_1#w_1##u_2#v_2#w_2##u_3#v_3#w_3} right r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